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199" officeooo:paragraph-rsid="0014f199"/>
    </style:style>
    <style:style style:name="P2" style:family="paragraph" style:parent-style-name="Standard">
      <style:text-properties fo:font-size="18pt" fo:font-weight="bold" officeooo:rsid="0014f199" officeooo:paragraph-rsid="0014f19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f199" officeooo:paragraph-rsid="00169d6b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4f199" officeooo:paragraph-rsid="00189550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69d6b" officeooo:paragraph-rsid="00169d6b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69d6b" officeooo:paragraph-rsid="00189550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89550" officeooo:paragraph-rsid="00189550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officeooo:rsid="0014f199" officeooo:paragraph-rsid="0014f199" style:font-size-asian="18pt" style:font-size-complex="18pt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normal" officeooo:rsid="00189550" officeooo:paragraph-rsid="00189550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normal" officeooo:rsid="00189550" officeooo:paragraph-rsid="0019e18a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2pt" fo:font-weight="normal" officeooo:rsid="0014f199" officeooo:paragraph-rsid="0014f19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4f199" officeooo:paragraph-rsid="0016afd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4f199" officeooo:paragraph-rsid="00169d6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69d6b" officeooo:paragraph-rsid="00169d6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69d6b" officeooo:paragraph-rsid="0018955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89550" officeooo:paragraph-rsid="001895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89550" officeooo:paragraph-rsid="0019e18a" style:font-size-asian="10.5pt" style:font-weight-asian="normal" style:font-size-complex="12pt" style:font-weight-complex="normal"/>
    </style:style>
    <style:style style:name="P18" style:family="paragraph" style:parent-style-name="Table_20_Contents">
      <style:text-properties officeooo:rsid="00177174" officeooo:paragraph-rsid="00177174"/>
    </style:style>
    <style:style style:name="P19" style:family="paragraph" style:parent-style-name="Table_20_Contents">
      <style:text-properties fo:font-weight="bold" officeooo:rsid="00177174" officeooo:paragraph-rsid="00177174" style:font-weight-asian="bold" style:font-weight-complex="bold"/>
    </style:style>
    <style:style style:name="P20" style:family="paragraph" style:parent-style-name="Standard">
      <style:text-properties officeooo:rsid="0014f199" officeooo:paragraph-rsid="0014f199"/>
    </style:style>
    <style:style style:name="P21" style:family="paragraph" style:parent-style-name="Standard">
      <style:text-properties fo:font-size="18pt" fo:font-weight="bold" officeooo:rsid="00169d6b" officeooo:paragraph-rsid="001bca68" style:font-size-asian="15.75pt" style:font-weight-asian="bold" style:font-size-complex="18pt" style:font-weight-complex="bold"/>
    </style:style>
    <style:style style:name="P22" style:family="paragraph" style:parent-style-name="Standard">
      <style:text-properties fo:font-size="12pt" fo:font-weight="normal" officeooo:rsid="00169d6b" officeooo:paragraph-rsid="001bca68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ca68" style:font-weight-asian="bold" style:font-weight-complex="bold"/>
    </style:style>
    <style:style style:name="T3" style:family="text">
      <style:text-properties officeooo:rsid="00177174"/>
    </style:style>
    <style:style style:name="T4" style:family="text">
      <style:text-properties officeooo:rsid="0017bfe7"/>
    </style:style>
    <style:style style:name="T5" style:family="text">
      <style:text-properties officeooo:rsid="00189550"/>
    </style:style>
    <style:style style:name="T6" style:family="text">
      <style:text-properties officeooo:rsid="0019e18a"/>
    </style:style>
    <style:style style:name="T7" style:family="text">
      <style:text-properties officeooo:rsid="001bca68"/>
    </style:style>
    <style:style style:name="T8" style:family="text">
      <style:text-properties fo:font-weight="normal" officeooo:rsid="001bca6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ourse: Programming Fundamentals – ENSF 337</text:p>
      <text:p text:style-name="P2"/>
      <text:p text:style-name="P8"><text:span text:style-name="T1">Lab #: <text:s/></text:span>Lab <text:span text:style-name="T7">3</text:span></text:p>
      <text:p text:style-name="P8"/>
      <text:p text:style-name="P8"><text:span text:style-name="T1">Instructor: </text:span>M. Moussavi</text:p>
      <text:p text:style-name="P8"/>
      <text:p text:style-name="P8"><text:span text:style-name="T1">Student Name:</text:span> Derek Braun, 30040032</text:p>
      <text:p text:style-name="P8"/>
      <text:p text:style-name="P8"><text:span text:style-name="T1">Lab Section: </text:span>B01</text:p>
      <text:p text:style-name="P8"/>
      <text:p text:style-name="P8"><text:span text:style-name="T1">Date Submitted: </text:span><text:span text:style-name="T8">Oct. 3</text:span>, 201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">Exercise <text:span text:style-name="T7">C</text:span>: <text:span text:style-name="T7">Problem Solving</text:span></text:p>
      <text:p text:style-name="P11"/>
      <text:p text:style-name="P1">/*</text:p>
      <text:p text:style-name="P1"><text:s/>* <text:s/>lab3exe_C.c</text:p>
      <text:p text:style-name="P1"><text:s/>* <text:s/>ENSF 337 Fall 2018 lab3 Exercise C</text:p>
      <text:p text:style-name="P1"><text:s/>* <text:s/>Completed By: Derek Braun, 30040032</text:p>
      <text:p text:style-name="P1"><text:s/>* <text:s/>Section: B01</text:p>
      <text:p text:style-name="P1"><text:s/>*</text:p>
      <text:p text:style-name="P1"><text:s/>* <text:s/>In this program the implementatiom of function pascal_trangle is missing.</text:p>
      <text:p text:style-name="P1"><text:s/>* <text:s/>Studtent must complete this function.</text:p>
      <text:p text:style-name="P1"><text:s/>*/</text:p>
      <text:p text:style-name="P1"/>
      <text:p text:style-name="P1">#include &lt;stdio.h&gt;</text:p>
      <text:p text:style-name="P1">#include &lt;stdlib.h&gt;</text:p>
      <text:p text:style-name="P1"/>
      <text:p text:style-name="P1">void pascal_triangle(int n);</text:p>
      <text:p text:style-name="P1">/* REQUIRES: n &gt; 0 and n &lt;= 20</text:p>
      <text:p text:style-name="P1"><text:s/>PROMISES: displays a pascal_triangle. the first 5 line of the function's output</text:p>
      <text:p text:style-name="P1"><text:s/>should have the following format:</text:p>
      <text:p text:style-name="P1"><text:s/>row 0: <text:s/>1</text:p>
      <text:p text:style-name="P1"><text:s/>row 1: <text:s/>1 <text:s text:c="2"/>1</text:p>
      <text:p text:style-name="P1"><text:s/>row 2: <text:s/>1 <text:s text:c="2"/>2 <text:s text:c="2"/>1</text:p>
      <text:p text:style-name="P1"><text:s/>row 3: <text:s/>1 <text:s text:c="2"/>3 <text:s text:c="2"/>3 <text:s text:c="2"/>1</text:p>
      <text:p text:style-name="P1"><text:s/>row 4: <text:s/>1 <text:s text:c="2"/>4 <text:s text:c="2"/>6 <text:s text:c="2"/>4 <text:s text:c="2"/>1</text:p>
      <text:p text:style-name="P1"><text:s/>*/</text:p>
      <text:p text:style-name="P1"/>
      <text:p text:style-name="P1">int main() {</text:p>
      <text:p text:style-name="P1"><text:s text:c="4"/>int nrow;</text:p>
      <text:p text:style-name="P1"><text:s text:c="4"/>// These are ALL of the variables you need!</text:p>
      <text:p text:style-name="P1"><text:s text:c="4"/>printf("Enter the number of rows (Max 20): ");</text:p>
      <text:p text:style-name="P1"><text:s text:c="4"/>scanf("%d", &amp;nrow);</text:p>
      <text:p text:style-name="P1"><text:s text:c="4"/>if(nrow &lt;= 0 || nrow &gt; 20) {</text:p>
      <text:p text:style-name="P1"><text:s text:c="8"/>printf("Error: the maximum number of rows can be 20.\n");</text:p>
      <text:p text:style-name="P1"><text:s text:c="8"/>exit(1);</text:p>
      <text:p text:style-name="P1"><text:s text:c="4"/>}</text:p>
      <text:p text:style-name="P1"><text:s text:c="4"/></text:p>
      <text:p text:style-name="P1"><text:s text:c="4"/>pascal_triangle(nrow);</text:p>
      <text:p text:style-name="P1"><text:s text:c="4"/>return 0;</text:p>
      <text:p text:style-name="P1">}</text:p>
      <text:p text:style-name="P1"/>
      <text:p text:style-name="P1">void pascal_triangle(int n) {</text:p>
      <text:p text:style-name="P1"><text:s text:c="4"/>int row = 0;</text:p>
      <text:p text:style-name="P1"><text:tab/>int index = 0;</text:p>
      <text:p text:style-name="P1"><text:tab/>int print_ind = 0;</text:p>
      <text:p text:style-name="P1"><text:soft-page-break/><text:tab/>int previous[20] = {1};</text:p>
      <text:p text:style-name="P1"><text:tab/>int current[20] = {0};</text:p>
      <text:p text:style-name="P1"><text:tab/></text:p>
      <text:p text:style-name="P1"><text:tab/>while(row &lt; n){</text:p>
      <text:p text:style-name="P1"><text:tab/><text:tab/>while(index &lt;= row){</text:p>
      <text:p text:style-name="P1"><text:tab/><text:tab/><text:tab/>if(index == row || index == 0){</text:p>
      <text:p text:style-name="P1"><text:tab/><text:tab/><text:tab/><text:tab/>current[index] = 1;</text:p>
      <text:p text:style-name="P1"><text:tab/><text:tab/><text:tab/>}</text:p>
      <text:p text:style-name="P1"><text:tab/><text:tab/><text:tab/>else{</text:p>
      <text:p text:style-name="P1"><text:tab/><text:tab/><text:tab/><text:tab/>current[index] = previous[index-1] + previous[index];</text:p>
      <text:p text:style-name="P1"><text:tab/><text:tab/><text:tab/>}</text:p>
      <text:p text:style-name="P1"><text:tab/><text:tab/><text:tab/>index++;</text:p>
      <text:p text:style-name="P1"><text:tab/><text:tab/>}</text:p>
      <text:p text:style-name="P1"><text:tab/><text:tab/>index <text:s/>= 0;</text:p>
      <text:p text:style-name="P1"><text:tab/><text:tab/>printf("\nRow %d:<text:span text:style-name="T7">\t</text:span>", row);</text:p>
      <text:p text:style-name="P1"><text:tab/><text:tab/>while(current[print_ind]){</text:p>
      <text:p text:style-name="P1"><text:tab/><text:tab/><text:tab/>printf("\t%d", current[print_ind]);</text:p>
      <text:p text:style-name="P1"><text:tab/><text:tab/><text:tab/>previous[print_ind] = current[print_ind];</text:p>
      <text:p text:style-name="P1"><text:tab/><text:tab/><text:tab/>print_ind++;</text:p>
      <text:p text:style-name="P1"><text:tab/><text:tab/>}</text:p>
      <text:p text:style-name="P1"><text:tab/><text:tab/>print_ind = 0;</text:p>
      <text:p text:style-name="P1"><text:tab/><text:tab/>printf("\n");</text:p>
      <text:p text:style-name="P1"><text:tab/><text:tab/>row++;</text:p>
      <text:p text:style-name="P1"><text:tab/>}</text:p>
      <text:p text:style-name="P1">}</text:p>
      <text:p text:style-name="P1"/>
      <text:p text:style-name="P21">Output:</text:p>
      <text:p text:style-name="P22">Enter the number of rows (Max 20): <text:span text:style-name="T7">9</text:span></text:p>
      <text:p text:style-name="P22">Row 0:<text:tab/><text:tab/>1</text:p>
      <text:p text:style-name="P22"/>
      <text:p text:style-name="P22">Row 1:<text:tab/><text:tab/>1<text:tab/>1</text:p>
      <text:p text:style-name="P22"/>
      <text:p text:style-name="P22">Row 2:<text:tab/><text:tab/>1<text:tab/>2<text:tab/>1</text:p>
      <text:p text:style-name="P22"/>
      <text:p text:style-name="P22">Row 3:<text:tab/><text:tab/>1<text:tab/>3<text:tab/>3<text:tab/>1</text:p>
      <text:p text:style-name="P22"/>
      <text:p text:style-name="P22">Row 4:<text:tab/><text:tab/>1<text:tab/>4<text:tab/>6<text:tab/>4<text:tab/>1</text:p>
      <text:p text:style-name="P22"/>
      <text:p text:style-name="P22">Row 5:<text:tab/><text:tab/>1<text:tab/>5<text:tab/>10<text:tab/>10<text:tab/>5<text:tab/>1</text:p>
      <text:p text:style-name="P22"/>
      <text:p text:style-name="P22">Row 6:<text:tab/><text:tab/>1<text:tab/>6<text:tab/>15<text:tab/>20<text:tab/>15<text:tab/>6<text:tab/>1</text:p>
      <text:p text:style-name="P22"/>
      <text:p text:style-name="P22">Row 7:<text:tab/><text:tab/>1<text:tab/>7<text:tab/>21<text:tab/>35<text:tab/>35<text:tab/>21<text:tab/>7<text:tab/>1</text:p>
      <text:p text:style-name="P22"/>
      <text:p text:style-name="P22">Row 8:<text:tab/><text:tab/>1<text:tab/>8<text:tab/>28<text:tab/>56<text:tab/>70<text:tab/>56<text:tab/>28<text:tab/>8<text:tab/>1</text:p>
      <text:p text:style-name="P1"/>
      <text:p text:style-name="P1"/>
      <text:p text:style-name="P3">Exercise <text:span text:style-name="T4">E:</text:span> <text:span text:style-name="T4">Simple functions to do input error handling</text:span></text:p>
      <text:p text:style-name="P13"><text:soft-page-break/></text:p>
      <text:p text:style-name="P13">/*</text:p>
      <text:p text:style-name="P13"><text:s/>* lab2exe_E.c</text:p>
      <text:p text:style-name="P13"><text:s/>* ENSF 337 - Lab 2 - Execise E</text:p>
      <text:p text:style-name="P13"><text:s/>* <text:span text:style-name="T4">Completed By: Derek Braun, 30040032, B01</text:span></text:p>
      <text:p text:style-name="P13"><text:s/>*</text:p>
      <text:p text:style-name="P13"><text:s/>* <text:s/>Functions to read numbers with input error detection.</text:p>
      <text:p text:style-name="P13"><text:s/>*</text:p>
      <text:p text:style-name="P13"><text:s/>* </text:p>
      <text:p text:style-name="P13"><text:s/>*/</text:p>
      <text:p text:style-name="P13"/>
      <text:p text:style-name="P13">#include &lt;stdio.h&gt;</text:p>
      <text:p text:style-name="P13">#include &lt;stdlib.h&gt;</text:p>
      <text:p text:style-name="P13"/>
      <text:p text:style-name="P13">int read_int(void);</text:p>
      <text:p text:style-name="P13">/*</text:p>
      <text:p text:style-name="P13"><text:s/>* <text:s/>REQUIRES</text:p>
      <text:p text:style-name="P13"><text:s/>* <text:s text:c="5"/>User has been prompted to type in an int.</text:p>
      <text:p text:style-name="P13"><text:s/>* <text:s/>PROMISES</text:p>
      <text:p text:style-name="P13"><text:s/>* <text:s text:c="5"/>If an int can be read from the standard input stream, that</text:p>
      <text:p text:style-name="P13"><text:s/>* <text:s text:c="5"/>int is the return value. <text:s/>If not, an error message is printed</text:p>
      <text:p text:style-name="P13"><text:s/>* <text:s text:c="5"/>and exit is called with an argument of 1.</text:p>
      <text:p text:style-name="P13"><text:s/>*/</text:p>
      <text:p text:style-name="P13"/>
      <text:p text:style-name="P13">double read_double(void);</text:p>
      <text:p text:style-name="P13">/*</text:p>
      <text:p text:style-name="P13"><text:s/>* <text:s/>REQUIRES</text:p>
      <text:p text:style-name="P13"><text:s/>* <text:s text:c="5"/>User has been prompted to type in a double.</text:p>
      <text:p text:style-name="P13"><text:s/>* <text:s/>PROMISES</text:p>
      <text:p text:style-name="P13"><text:s/>* <text:s text:c="5"/>If a double can be read from the standard input stream, that</text:p>
      <text:p text:style-name="P13"><text:s/>* <text:s text:c="5"/>double is the return value. <text:s/>If not, an error message is printed</text:p>
      <text:p text:style-name="P13"><text:s/>* <text:s text:c="5"/>and 'exit' is called with an argument of 1.</text:p>
      <text:p text:style-name="P13"><text:s/>*/</text:p>
      <text:p text:style-name="P13"/>
      <text:p text:style-name="P13">int main(void)</text:p>
      <text:p text:style-name="P13">{</text:p>
      <text:p text:style-name="P13"><text:s text:c="2"/>int the_int;</text:p>
      <text:p text:style-name="P13"><text:s text:c="2"/>double the_double;</text:p>
      <text:p text:style-name="P13"/>
      <text:p text:style-name="P13"><text:s text:c="2"/>printf("Doing tests of read_int and read_double functions ...\n\n"); <text:s/></text:p>
      <text:p text:style-name="P13"><text:s text:c="2"/></text:p>
      <text:p text:style-name="P13"><text:s text:c="2"/>printf("Please try to enter an int: ");</text:p>
      <text:p text:style-name="P13"><text:s text:c="2"/>the_int = read_int();</text:p>
      <text:p text:style-name="P13"><text:s text:c="2"/></text:p>
      <text:p text:style-name="P13"><text:s text:c="2"/>printf("read_int succeeded. <text:s/>It read a value of %d.\n", the_int);</text:p>
      <text:p text:style-name="P13"/>
      <text:p text:style-name="P13"><text:s text:c="2"/>printf("Please try to enter a double: ");</text:p>
      <text:p text:style-name="P13"><text:s text:c="2"/>the_double = read_double();</text:p>
      <text:p text:style-name="P13"><text:s text:c="2"/></text:p>
      <text:p text:style-name="P13"><text:soft-page-break/><text:s text:c="2"/>printf("read_double succeeded. <text:s/>It read a value of %g.\n", the_double);</text:p>
      <text:p text:style-name="P13"><text:s text:c="2"/></text:p>
      <text:p text:style-name="P13"/>
      <text:p text:style-name="P13"><text:s text:c="2"/>return 0;</text:p>
      <text:p text:style-name="P13">}</text:p>
      <text:p text:style-name="P13"/>
      <text:p text:style-name="P13"/>
      <text:p text:style-name="P13">int read_int(void)</text:p>
      <text:p text:style-name="P13">{</text:p>
      <text:p text:style-name="P13"><text:tab/>int pass;</text:p>
      <text:p text:style-name="P13"><text:tab/>scanf("%d", &amp;pass);</text:p>
      <text:p text:style-name="P13"><text:tab/>int i = fgetc(stdin);</text:p>
      <text:p text:style-name="P13"><text:tab/></text:p>
      <text:p text:style-name="P13"><text:tab/>while(i == 32){</text:p>
      <text:p text:style-name="P13"><text:tab/><text:tab/>i = fgetc(stdin);</text:p>
      <text:p text:style-name="P13"><text:tab/>}</text:p>
      <text:p text:style-name="P13"><text:tab/></text:p>
      <text:p text:style-name="P13"><text:tab/>if(i != '\n'){</text:p>
      <text:p text:style-name="P13"><text:tab/><text:tab/>printf("Unaccepted Entry\n");</text:p>
      <text:p text:style-name="P13"><text:tab/><text:tab/>exit(1);</text:p>
      <text:p text:style-name="P13"><text:tab/>}</text:p>
      <text:p text:style-name="P13"><text:tab/>return pass;</text:p>
      <text:p text:style-name="P13">}</text:p>
      <text:p text:style-name="P13"/>
      <text:p text:style-name="P13">double read_double(void)</text:p>
      <text:p text:style-name="P13">{</text:p>
      <text:p text:style-name="P13"><text:tab/>double pass;</text:p>
      <text:p text:style-name="P13"><text:tab/>scanf("%lf", &amp;pass);</text:p>
      <text:p text:style-name="P13"><text:tab/>int i = fgetc(stdin);</text:p>
      <text:p text:style-name="P13"><text:tab/></text:p>
      <text:p text:style-name="P13"><text:tab/>while(i == 32){</text:p>
      <text:p text:style-name="P13"><text:tab/><text:tab/>i = fgetc(stdin);</text:p>
      <text:p text:style-name="P13"><text:tab/>}</text:p>
      <text:p text:style-name="P13"><text:tab/></text:p>
      <text:p text:style-name="P13"><text:tab/>if(i != '\n'){</text:p>
      <text:p text:style-name="P13"><text:tab/><text:tab/>printf("Unaccepted Entry\n");</text:p>
      <text:p text:style-name="P13"><text:tab/><text:tab/>exit(1);</text:p>
      <text:p text:style-name="P13"><text:tab/>}</text:p>
      <text:p text:style-name="P13"><text:tab/>return pass;</text:p>
      <text:p text:style-name="P13">}</text:p>
      <text:p text:style-name="P12"/>
      <text:p text:style-name="P5">Output:</text:p>
      <text:p text:style-name="P7"/>
      <text:p text:style-name="P9">Test Case 1:</text:p>
      <text:p text:style-name="P14">Doing tests of read_int and read_double functions ...</text:p>
      <text:p text:style-name="P14"/>
      <text:p text:style-name="P14">Please try to enter an int: -75</text:p>
      <text:p text:style-name="P14"><text:soft-page-break/>read_int succeeded. <text:s/>It read a value of -75.</text:p>
      <text:p text:style-name="P14">Please try to enter a double: 267.96</text:p>
      <text:p text:style-name="P14">read_double succeeded. <text:s/>It read a value of 267.96.</text:p>
      <text:p text:style-name="P14"/>
      <text:p text:style-name="P9">Test Case 2:</text:p>
      <text:p text:style-name="P14">Doing tests of read_int and read_double functions ...</text:p>
      <text:p text:style-name="P14"/>
      <text:p text:style-name="P14">Please try to enter an int: 23.44</text:p>
      <text:p text:style-name="P14">Unaccepted Entry</text:p>
      <text:p text:style-name="P14"/>
      <text:p text:style-name="P9">Test Case 3:</text:p>
      <text:p text:style-name="P15">Doing tests of read_int and read_double functions ...</text:p>
      <text:p text:style-name="P15"/>
      <text:p text:style-name="P15">Please try to enter an int: 1</text:p>
      <text:p text:style-name="P15">read_int succeeded. <text:s/>It read a value of 1.</text:p>
      <text:p text:style-name="P15">Please try to enter a double: 23.4a</text:p>
      <text:p text:style-name="P15">Unaccepted Entry</text:p>
      <text:p text:style-name="P15"/>
      <text:p text:style-name="P15"/>
      <text:p text:style-name="P15"/>
      <text:p text:style-name="P15"/>
      <text:p text:style-name="P4">Exercise <text:span text:style-name="T5">F:</text:span> <text:span text:style-name="T5">Writing a Complete C Program with a Few Functions</text:span></text:p>
      <text:p text:style-name="P4"/>
      <text:p text:style-name="P15">/*</text:p>
      <text:p text:style-name="P15">Completed By: Derek Braun, 30040032, B01</text:p>
      <text:p text:style-name="P15"/>
      <text:p text:style-name="P15">takes in input of distance and speed of a travelling vehicle.</text:p>
      <text:p text:style-name="P15">prints the distance traveled, average speed and total time elapsed.</text:p>
      <text:p text:style-name="P15">*/</text:p>
      <text:p text:style-name="P15"/>
      <text:p text:style-name="P15">#include &lt;stdio.h&gt;</text:p>
      <text:p text:style-name="P15">#include &lt;math.h&gt;</text:p>
      <text:p text:style-name="P15"/>
      <text:p text:style-name="P15">void get_user_input(double *distance, double *speed);</text:p>
      <text:p text:style-name="P15">void travel_time_hours_and_minutes(double distance, double speed, double *hours, double *minutes);</text:p>
      <text:p text:style-name="P15">void display_info(double distance, double speed, double hour, double minutes);</text:p>
      <text:p text:style-name="P15"/>
      <text:p text:style-name="P15">int main(void){</text:p>
      <text:p text:style-name="P15"><text:tab/>double dist_in;</text:p>
      <text:p text:style-name="P15"><text:tab/>double speed_in;</text:p>
      <text:p text:style-name="P15"><text:tab/>double total_hours;</text:p>
      <text:p text:style-name="P15"><text:tab/>double total_minutes;</text:p>
      <text:p text:style-name="P15"><text:tab/></text:p>
      <text:p text:style-name="P15"><text:tab/>get_user_input(&amp;dist_in, &amp;speed_in);</text:p>
      <text:p text:style-name="P15"><text:tab/>travel_time_hours_and_minutes(dist_in, speed_in, &amp;total_hours, &amp;total_minutes);</text:p>
      <text:p text:style-name="P15"><text:soft-page-break/><text:tab/>display_info(dist_in, speed_in, total_hours, total_minutes);</text:p>
      <text:p text:style-name="P15"><text:tab/></text:p>
      <text:p text:style-name="P15"><text:tab/>return 0;</text:p>
      <text:p text:style-name="P15">}</text:p>
      <text:p text:style-name="P15"/>
      <text:p text:style-name="P15">void get_user_input(double *distance, double *speed){</text:p>
      <text:p text:style-name="P15"><text:tab/>printf("Please enter the travel distance in km: ");</text:p>
      <text:p text:style-name="P15"><text:tab/>scanf("%lf", distance);</text:p>
      <text:p text:style-name="P15"><text:tab/>printf("\nNow enter the vehicles, average speed (km/h): ");</text:p>
      <text:p text:style-name="P15"><text:tab/>scanf("%lf", speed);</text:p>
      <text:p text:style-name="P15">}</text:p>
      <text:p text:style-name="P15"/>
      <text:p text:style-name="P15">void travel_time_hours_and_minutes(double distance, double speed, double *hours, double *minutes){</text:p>
      <text:p text:style-name="P15"><text:tab/>double intermediate_hours;</text:p>
      <text:p text:style-name="P15"><text:tab/>intermediate_hours = 1/(speed/distance);</text:p>
      <text:p text:style-name="P15"><text:tab/></text:p>
      <text:p text:style-name="P15"><text:tab/>*hours = floor(intermediate_hours);</text:p>
      <text:p text:style-name="P15"><text:tab/>*minutes = 60*(intermediate_hours-floor(intermediate_hours));</text:p>
      <text:p text:style-name="P15">}</text:p>
      <text:p text:style-name="P15"/>
      <text:p text:style-name="P15">void display_info(double distance, double speed, double hour, double minutes){</text:p>
      <text:p text:style-name="P15"><text:tab/>printf("\nYou have traveled %.2lf (km) with a speed of %.2lf in %.2lf hour(s) and %.2lf minutes(s)", distance, speed, hour, minutes);</text:p>
      <text:p text:style-name="P15">}</text:p>
      <text:p text:style-name="P15"/>
      <text:p text:style-name="P6">Output:</text:p>
      <text:p text:style-name="P6"/>
      <text:p text:style-name="P9">Test Case 1:</text:p>
      <text:p text:style-name="P16">Please enter the travel distance in km: 125.5</text:p>
      <text:p text:style-name="P16"/>
      <text:p text:style-name="P16">Now enter the vehicles, average speed (km/h): 65.5</text:p>
      <text:p text:style-name="P16"/>
      <text:p text:style-name="P16">You have traveled 125.50 (km) with a speed of 65.50 in 1.00 hour(s) and 54.96 minutes(s)</text:p>
      <text:p text:style-name="P16"/>
      <text:p text:style-name="P10">Test Case <text:span text:style-name="T6">2</text:span>:</text:p>
      <text:p text:style-name="P17">Please enter the travel distance in km: 5.44</text:p>
      <text:p text:style-name="P17"/>
      <text:p text:style-name="P17">Now enter the vehicles, average speed (km/h): 76.5</text:p>
      <text:p text:style-name="P17"/>
      <text:p text:style-name="P17">You have traveled 5.44 (km) with a speed of 76.50 in 0.00 hour(s) and 4.27 minutes(s)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0:59:09.585359582</meta:creation-date>
    <dc:date>2018-10-02T19:49:34.191655512</dc:date>
    <meta:editing-duration>PT20M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7" meta:paragraph-count="225" meta:word-count="917" meta:character-count="5770" meta:non-whitespace-character-count="4736"/>
  </office:meta>
</office:document-meta>
</file>